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2">Gramática – Pargres</text:p>
      <text:p text:style-name="P2"/>
      <text:p text:style-name="Standard">Select : SELECT <text:s/>Selection Select_tail ';'</text:p>
      <text:p text:style-name="Standard"><text:s text:c="7"/>; <text:s text:c="6"/></text:p>
      <text:p text:style-name="Standard"><text:s text:c="7"/></text:p>
      <text:p text:style-name="Standard">Select_tail : Into Table_exp</text:p>
      <text:p text:style-name="Standard"><text:s text:c="12"/>| Table_exp</text:p>
      <text:p text:style-name="Standard"><text:s text:c="12"/>;</text:p>
      <text:p text:style-name="Standard"/>
      <text:p text:style-name="Standard">All_or_distinct : ALL</text:p>
      <text:p text:style-name="Standard"><text:s text:c="16"/>| DISTINCT</text:p>
      <text:p text:style-name="Standard"><text:s text:c="16"/>;</text:p>
      <text:p text:style-name="Standard"/>
      <text:p text:style-name="Standard">Selection : All_or_distinct Selection_term</text:p>
      <text:p text:style-name="Standard"><text:s text:c="10"/>| Selection_term</text:p>
      <text:p text:style-name="Standard"><text:s text:c="10"/>;</text:p>
      <text:p text:style-name="Standard"/>
      <text:p text:style-name="Standard">Selection_term : Wildcard</text:p>
      <text:p text:style-name="Standard"><text:s text:c="15"/>| Scalar_exp_list_ini</text:p>
      <text:p text:style-name="Standard"><text:s text:c="15"/>;</text:p>
      <text:p text:style-name="Standard"/>
      <text:p text:style-name="Standard">Wildcard : '*'</text:p>
      <text:p text:style-name="Standard"><text:s text:c="9"/>;</text:p>
      <text:p text:style-name="Standard"/>
      <text:p text:style-name="Standard">Scalar_exp_list_ini : Scalar_exp_list</text:p>
      <text:p text:style-name="Standard"><text:s text:c="20"/>;</text:p>
      <text:p text:style-name="Standard"/>
      <text:p text:style-name="Standard">Scalar_exp_list : Scalar_exp_ini</text:p>
      <text:p text:style-name="Standard"><text:s text:c="16"/>| Scalar_exp_ini ',' Scalar_exp_list</text:p>
      <text:p text:style-name="Standard"><text:s text:c="16"/>;</text:p>
      <text:p text:style-name="Standard"><text:s text:c="16"/></text:p>
      <text:p text:style-name="Standard">Scalar_exp_ini : Scalar_exp_as</text:p>
      <text:p text:style-name="Standard"><text:s text:c="15"/>;</text:p>
      <text:p text:style-name="Standard"/>
      <text:p text:style-name="Standard">Scalar_exp_as : Scalar_condition AS Name </text:p>
      <text:p text:style-name="Standard"><text:s text:c="14"/>| Scalar_condition </text:p>
      <text:p text:style-name="Standard"><text:s text:c="14"/>;</text:p>
      <text:p text:style-name="Standard"/>
      <text:p text:style-name="Standard">Scalar_condition : Scalar_condition_term</text:p>
      <text:p text:style-name="Standard"><text:s text:c="17"/>| Scalar_condition_term OR Scalar_condition</text:p>
      <text:p text:style-name="Standard"><text:s text:c="17"/>;</text:p>
      <text:p text:style-name="Standard"><text:tab/></text:p>
      <text:p text:style-name="Standard">Scalar_condition_term : Scalar_Not_tag</text:p>
      <text:p text:style-name="Standard"><text:s text:c="12"/><text:tab/> <text:s text:c="5"/>| Scalar_Not_tag AND Scalar_condition_term</text:p>
      <text:p text:style-name="Standard"><text:s text:c="12"/><text:tab/> <text:s text:c="5"/>;</text:p>
      <text:p text:style-name="Standard"/>
      <text:p text:style-name="Standard"/>
      <text:p text:style-name="Standard">Scalar_Not_tag : Scalar_predicate</text:p>
      <text:p text:style-name="Standard"><text:s text:c="15"/>| NOT Scalar_predicate</text:p>
      <text:p text:style-name="Standard"><text:s text:c="15"/>;</text:p>
      <text:p text:style-name="Standard"><text:s text:c="15"/></text:p>
      <text:p text:style-name="Standard">Scalar_predicate : Test_for_null</text:p>
      <text:p text:style-name="Standard"><text:s text:c="8"/><text:tab/> | Existence_test</text:p>
      <text:p text:style-name="Standard"><text:s text:c="17"/>| Scalar_relational_exp</text:p>
      <text:p text:style-name="Standard"><text:s text:c="17"/>;</text:p>
      <text:p text:style-name="Standard"/>
      <text:p text:style-name="Standard">Scalar_relational_exp : Scalar_exp</text:p>
      <text:p text:style-name="Standard"><text:s text:c="15"/><text:tab/> <text:s text:c="5"/>| Scalar_exp Comparison Scalar_relational_rvalue</text:p>
      <text:p text:style-name="Standard"><text:s text:c="22"/>| Scalar_relational_predicate</text:p>
      <text:p text:style-name="Standard"><text:s text:c="22"/>;</text:p>
      <text:p text:style-name="Standard"/>
      <text:p text:style-name="Standard">Scalar_relational_predicate : Scalar_between_predicate</text:p>
      <text:p text:style-name="Standard"><text:s text:c="28"/>| Scalar_like_predicate</text:p>
      <text:p text:style-name="Standard"><text:s text:c="28"/>| Scalar_in_predicate</text:p>
      <text:p text:style-name="Standard"><text:s text:c="28"/>;</text:p>
      <text:p text:style-name="Standard"/>
      <text:p text:style-name="Standard">Scalar_relational_rvalue : Scalar_exp</text:p>
      <text:p text:style-name="Standard"><text:s text:c="18"/><text:tab/> | Any_all_some <text:s/>'(' Subquery ')' </text:p>
      <text:p text:style-name="Standard"><text:s text:c="25"/>| '(' Subquery ')'</text:p>
      <text:p text:style-name="Standard"><text:s text:c="25"/>;</text:p>
      <text:p text:style-name="Standard"><text:s text:c="18"/></text:p>
      <text:p text:style-name="Standard"/>
      <text:p text:style-name="Standard">Scalar_exp : Scalar_term </text:p>
      <text:p text:style-name="Standard"><text:s text:c="11"/>| Scalar_term '+' Scalar_exp</text:p>
      <text:p text:style-name="Standard"><text:s text:c="11"/>| Scalar_term '-' Scalar_exp</text:p>
      <text:p text:style-name="Standard"><text:s text:c="11"/>;</text:p>
      <text:p text:style-name="Standard"/>
      <text:p text:style-name="Standard">Scalar_term : Scalar_concatenation_op</text:p>
      <text:p text:style-name="Standard"><text:s text:c="12"/>| Scalar_concatenation_op '*' Scalar_term</text:p>
      <text:p text:style-name="Standard"><text:s text:c="12"/>| Scalar_concatenation_op '/' Scalar_term</text:p>
      <text:p text:style-name="Standard"><text:s text:c="12"/>;</text:p>
      <text:p text:style-name="Standard"/>
      <text:p text:style-name="Standard">Scalar_concatenation_op : Scalar_factor_unary_op</text:p>
      <text:p text:style-name="Standard"><text:tab/><text:tab/><text:tab/>| Scalar_factor_unary_op '||' Scalar_concatenation_op</text:p>
      <text:p text:style-name="Standard"><text:tab/><text:tab/><text:tab/>;</text:p>
      <text:p text:style-name="Standard"/>
      <text:p text:style-name="Standard"/>
      <text:p text:style-name="Standard">Scalar_factor_unary_op : Scalar_factor</text:p>
      <text:p text:style-name="Standard"><text:s text:c="23"/>| '+' Scalar_factor</text:p>
      <text:p text:style-name="Standard"><text:s text:c="23"/>| '-' Scalar_factor</text:p>
      <text:p text:style-name="Standard"><text:s text:c="23"/>;</text:p>
      <text:p text:style-name="Standard"/>
      <text:p text:style-name="Standard">Scalar_factor : Function_ref_selection <text:s/></text:p>
      <text:p text:style-name="Standard"><text:s text:c="14"/>| Column_ref</text:p>
      <text:p text:style-name="Standard"><text:s text:c="14"/>| '(' Scalar_condition ')'</text:p>
      <text:p text:style-name="Standard"><text:s text:c="14"/>| Literal_selection</text:p>
      <text:p text:style-name="Standard"><text:s text:c="14"/>| Case_expression</text:p>
      <text:p text:style-name="Standard"><text:s text:c="14"/>| Numeric_value_function</text:p>
      <text:p text:style-name="Standard"><text:s text:c="14"/>| String_value_function</text:p>
      <text:p text:style-name="Standard"><text:s text:c="14"/>; <text:s text:c="13"/></text:p>
      <text:p text:style-name="Standard"/>
      <text:p text:style-name="Standard"/>
      <text:p text:style-name="Standard">Scalar_between_predicate : Scalar_exp BETWEEN Scalar_exp AND Scalar_exp</text:p>
      <text:p text:style-name="Standard"><text:s text:c="25"/>| Scalar_exp NOT BETWEEN Scalar_exp AND Scalar_exp </text:p>
      <text:p text:style-name="Standard"><text:s text:c="25"/>;</text:p>
      <text:p text:style-name="Standard"/>
      <text:p text:style-name="Standard">Scalar_like_predicate : Scalar_exp LIKE Scalar_exp</text:p>
      <text:p text:style-name="Standard"><text:s text:c="22"/>| Scalar_exp LIKE Scalar_exp Search_escape</text:p>
      <text:p text:style-name="Standard"><text:s text:c="22"/>| Scalar_exp NOT LIKE Scalar_exp</text:p>
      <text:p text:style-name="Standard"><text:s text:c="22"/>| Scalar_exp NOT LIKE Scalar_exp Search_escape</text:p>
      <text:p text:style-name="Standard"><text:s text:c="22"/>; <text:s text:c="14"/></text:p>
      <text:p text:style-name="Standard"/>
      <text:p text:style-name="Standard">Test_for_null : Column_ref IS NULL</text:p>
      <text:p text:style-name="Standard"><text:s text:c="14"/>| Column_ref IS NOT NULL</text:p>
      <text:p text:style-name="Standard"><text:s text:c="14"/>;</text:p>
      <text:p text:style-name="Standard"/>
      <text:p text:style-name="Standard">Comparison : '='</text:p>
      <text:p text:style-name="Standard"><text:s text:c="11"/>| '&lt;&gt;' </text:p>
      <text:p text:style-name="Standard"><text:s text:c="11"/>| '&lt;'</text:p>
      <text:p text:style-name="Standard"><text:s text:c="11"/>| '&gt;'</text:p>
      <text:p text:style-name="Standard"><text:s text:c="11"/>| '&lt;='</text:p>
      <text:p text:style-name="Standard"><text:s text:c="11"/>| '&gt;='</text:p>
      <text:p text:style-name="Standard"><text:s text:c="11"/>;</text:p>
      <text:p text:style-name="Standard"><text:s text:c="15"/></text:p>
      <text:p text:style-name="Standard">Search_escape : ESCAPE Column_ref</text:p>
      <text:p text:style-name="Standard"><text:s text:c="14"/>| ESCAPE Literal</text:p>
      <text:p text:style-name="Standard"><text:s text:c="14"/>; <text:s/></text:p>
      <text:p text:style-name="Standard"/>
      <text:p text:style-name="Standard">/*******************************************************************************/</text:p>
      <text:p text:style-name="Standard">/**<text:tab/><text:tab/><text:tab/><text:tab/> <text:s text:c="9"/>SCALAR IN PREDICATE <text:s text:c="2"/><text:tab/> <text:s text:c="48"/>**/</text:p>
      <text:p text:style-name="Standard">/*******************************************************************************/</text:p>
      <text:p text:style-name="Standard"/>
      <text:p text:style-name="Standard"/>
      <text:p text:style-name="Standard">Scalar_in_predicate : Scalar_exp IN '(' Subquery_ini Selection Select_tail ')' </text:p>
      <text:p text:style-name="Standard"><text:tab/><text:tab/> <text:s text:c="3"/>| Scalar_exp NOT IN '(' Subquery_ini Selection Select_tail ')'</text:p>
      <text:p text:style-name="Standard"><text:tab/><text:tab/> <text:s text:c="3"/>| Scalar_exp IN '(' Scalar_in_value_list ')'</text:p>
      <text:p text:style-name="Standard"><text:tab/><text:tab/> <text:s text:c="3"/>| Scalar_exp NOT IN '(' Scalar_in_value_list ')'</text:p>
      <text:p text:style-name="Standard"><text:s text:c="20"/>;<text:tab/><text:tab/> <text:s text:c="2"/></text:p>
      <text:p text:style-name="Standard"><text:tab/><text:tab/> <text:s text:c="2"/></text:p>
      <text:p text:style-name="Standard">Scalar_in_value_list : Scalar_condition</text:p>
      <text:p text:style-name="Standard"><text:tab/> <text:s text:c="5"/><text:tab/> <text:s text:c="4"/>| Scalar_condition ',' Scalar_in_value_list</text:p>
      <text:p text:style-name="Standard"><text:tab/> <text:s text:c="5"/><text:tab/> <text:s text:c="4"/>;</text:p>
      <text:p text:style-name="Standard"/>
      <text:p text:style-name="Standard">/*******************************************************************************/</text:p>
      <text:p text:style-name="Standard">/** <text:s text:c="8"/><text:tab/><text:tab/><text:tab/> <text:s text:c="7"/><text:tab/>LITERAL<text:tab/> <text:s text:c="38"/><text:tab/><text:tab/> <text:s text:c="12"/>**/</text:p>
      <text:p text:style-name="Standard">/*******************************************************************************/</text:p>
      <text:p text:style-name="Standard"/>
      <text:p text:style-name="Standard">Parameter_ref : Parameter Parameter_tail</text:p>
      <text:p text:style-name="Standard"><text:s text:c="14"/>| Parameter</text:p>
      <text:p text:style-name="Standard"><text:s text:c="14"/>;</text:p>
      <text:p text:style-name="Standard"/>
      <text:p text:style-name="Standard">Parameter_tail : INDICATOR Parameter</text:p>
      <text:p text:style-name="Standard"><text:s text:c="15"/>| Parameter</text:p>
      <text:p text:style-name="Standard"><text:s text:c="15"/>;</text:p>
      <text:p text:style-name="Standard"/>
      <text:p text:style-name="Standard">Parameter : ':' Name</text:p>
      <text:p text:style-name="Standard"><text:s text:c="10"/>;</text:p>
      <text:p text:style-name="Standard"/>
      <text:p text:style-name="Standard">Name : NAME</text:p>
      <text:p text:style-name="Standard"><text:s text:c="5"/>;</text:p>
      <text:p text:style-name="Standard"><text:s text:c="5"/></text:p>
      <text:p text:style-name="Standard">Literal_selection : String</text:p>
      <text:p text:style-name="Standard"><text:s text:c="18"/>| Approxnum</text:p>
      <text:p text:style-name="Standard"><text:s text:c="18"/>| Intnum</text:p>
      <text:p text:style-name="Standard"><text:s text:c="18"/>| DATE String</text:p>
      <text:p text:style-name="Standard"><text:s text:c="18"/>| Interval</text:p>
      <text:p text:style-name="Standard"><text:s text:c="18"/>| Boolean</text:p>
      <text:p text:style-name="Standard"><text:s text:c="18"/>| Null</text:p>
      <text:p text:style-name="Standard"><text:s text:c="18"/>; <text:s text:c="4"/></text:p>
      <text:p text:style-name="Standard"/>
      <text:p text:style-name="Standard">Literal : String</text:p>
      <text:p text:style-name="Standard"><text:s text:c="8"/>| Approxnum</text:p>
      <text:p text:style-name="Standard"><text:s text:c="8"/>| Intnum</text:p>
      <text:p text:style-name="Standard"><text:s text:c="8"/>| DATE String</text:p>
      <text:p text:style-name="Standard"><text:s text:c="8"/>| Interval</text:p>
      <text:p text:style-name="Standard"><text:s text:c="8"/>| Boolean</text:p>
      <text:p text:style-name="Standard"><text:s text:c="8"/>| Null</text:p>
      <text:p text:style-name="Standard"><text:s text:c="8"/>;</text:p>
      <text:p text:style-name="Standard"/>
      <text:p text:style-name="Standard">String : <text:s/>STRING </text:p>
      <text:p text:style-name="Standard"><text:s text:c="7"/>; </text:p>
      <text:p text:style-name="Standard"><text:s text:c="7"/></text:p>
      <text:p text:style-name="Standard">Approxnum : APPROXNUM</text:p>
      <text:p text:style-name="Standard"><text:s text:c="10"/>;</text:p>
      <text:p text:style-name="Standard"><text:s text:c="10"/></text:p>
      <text:p text:style-name="Standard">Intnum : INTNUM</text:p>
      <text:p text:style-name="Standard"><text:s text:c="7"/>;</text:p>
      <text:p text:style-name="Standard"/>
      <text:p text:style-name="Standard">Boolean : TRUE</text:p>
      <text:p text:style-name="Standard"><text:s text:c="8"/>| FALSE</text:p>
      <text:p text:style-name="Standard"><text:s text:c="8"/>;</text:p>
      <text:p text:style-name="Standard"/>
      <text:p text:style-name="Standard">Null : NULL</text:p>
      <text:p text:style-name="Standard"><text:s text:c="5"/>;</text:p>
      <text:p text:style-name="Standard"><text:s text:c="5"/></text:p>
      <text:p text:style-name="Standard"/>
      <text:p text:style-name="Standard">Interval : INTERVAL ' INTNUM Unity '</text:p>
      <text:p text:style-name="Standard"><text:s text:c="9"/>| INTERVAL ' INTNUM ' Unity</text:p>
      <text:p text:style-name="Standard"><text:s text:c="9"/>;</text:p>
      <text:p text:style-name="Standard"/>
      <text:p text:style-name="Standard">Unity : SECOND </text:p>
      <text:p text:style-name="Standard"><text:s text:c="6"/>| MINUTE </text:p>
      <text:p text:style-name="Standard"><text:s text:c="6"/>| HOUR</text:p>
      <text:p text:style-name="Standard"><text:s text:c="6"/>| DAY</text:p>
      <text:p text:style-name="Standard"><text:s text:c="6"/>| WEEK </text:p>
      <text:p text:style-name="Standard"><text:s text:c="6"/>| MONTH</text:p>
      <text:p text:style-name="Standard"><text:s text:c="6"/>| YEAR</text:p>
      <text:p text:style-name="Standard"><text:s text:c="6"/>| DECADE</text:p>
      <text:p text:style-name="Standard"><text:s text:c="6"/>| CENTURY</text:p>
      <text:p text:style-name="Standard"><text:s text:c="6"/>| MILLENNIUM</text:p>
      <text:p text:style-name="Standard"><text:s text:c="6"/>;</text:p>
      <text:p text:style-name="Standard"/>
      <text:p text:style-name="Standard">/*******************************************************************************/</text:p>
      <text:p text:style-name="Standard">/**<text:tab/><text:tab/><text:tab/><text:tab/> <text:s text:c="9"/>FUNCTION REF SELECTIN <text:s text:c="48"/>**/</text:p>
      <text:p text:style-name="Standard">/*******************************************************************************/</text:p>
      <text:p text:style-name="Standard"><text:s text:c="9"/></text:p>
      <text:p text:style-name="Standard">Function_ref_selection : Function_name '(' Function_parameters ')'</text:p>
      <text:p text:style-name="Standard"><text:s text:c="23"/>; <text:s text:c="22"/></text:p>
      <text:p text:style-name="Standard"><text:s text:c="23"/></text:p>
      <text:p text:style-name="Standard">Function_name : AVG</text:p>
      <text:p text:style-name="Standard"><text:s text:c="14"/>| MIN</text:p>
      <text:p text:style-name="Standard"><text:s text:c="14"/>| MAX</text:p>
      <text:p text:style-name="Standard"><text:s text:c="14"/>| SUM</text:p>
      <text:p text:style-name="Standard"><text:s text:c="14"/>| COUNT</text:p>
      <text:p text:style-name="Standard"><text:s text:c="14"/>; <text:s text:c="13"/></text:p>
      <text:p text:style-name="Standard"><text:s text:c="14"/></text:p>
      <text:p text:style-name="Standard">Function_parameters : Wildcard</text:p>
      <text:p text:style-name="Standard"><text:s text:c="20"/>| Distinct_literal Column_ref</text:p>
      <text:p text:style-name="Standard"><text:s text:c="20"/>| All_literal Function_Scalar_exp</text:p>
      <text:p text:style-name="Standard"><text:s text:c="20"/>| Function_Scalar_exp </text:p>
      <text:p text:style-name="Standard"><text:s text:c="20"/>;</text:p>
      <text:p text:style-name="Standard"><text:s text:c="13"/></text:p>
      <text:p text:style-name="Standard">Function_Scalar_exp : Function_Scalar_term</text:p>
      <text:p text:style-name="Standard"><text:s text:c="20"/>| Function_Scalar_term '+' Function_Scalar_exp</text:p>
      <text:p text:style-name="Standard"><text:tab/><text:tab/> <text:s text:c="3"/>| Function_Scalar_term '-' Function_Scalar_exp</text:p>
      <text:p text:style-name="Standard"><text:s text:c="20"/>;</text:p>
      <text:p text:style-name="Standard"/>
      <text:p text:style-name="Standard">Function_Scalar_term : Function_concatenation_op</text:p>
      <text:p text:style-name="Standard"><text:s text:c="21"/>| Function_concatenation_op '*' Function_Scalar_term</text:p>
      <text:p text:style-name="Standard"><text:s text:c="21"/>| Function_concatenation_op '/' Function_Scalar_term</text:p>
      <text:p text:style-name="Standard"><text:s text:c="21"/>;</text:p>
      <text:p text:style-name="Standard"/>
      <text:p text:style-name="Standard">Function_concatenation_op : Function_Scalar_factor_unary_op</text:p>
      <text:p text:style-name="Standard"><text:tab/><text:tab/><text:tab/> <text:s/>| Function_Scalar_factor_unary_op VERTBAR Function_concatenation_op</text:p>
      <text:p text:style-name="Standard"><text:tab/><text:tab/><text:tab/> <text:s/>;</text:p>
      <text:p text:style-name="Standard"/>
      <text:p text:style-name="Standard">Function_Scalar_factor_unary_op : '+' Function_Scalar_factor</text:p>
      <text:p text:style-name="Standard"><text:s text:c="32"/>| '-' Function_Scalar_factor</text:p>
      <text:p text:style-name="Standard"><text:s text:c="32"/>| Function_Scalar_factor</text:p>
      <text:p text:style-name="Standard"><text:s text:c="32"/>;</text:p>
      <text:p text:style-name="Standard"/>
      <text:p text:style-name="Standard">Function_Scalar_factor : Column_ref</text:p>
      <text:p text:style-name="Standard"><text:s text:c="23"/>| '(' Function_Scalar_exp ')'</text:p>
      <text:p text:style-name="Standard"><text:s text:c="23"/>| Literal</text:p>
      <text:p text:style-name="Standard"><text:s text:c="23"/>| Case_expression</text:p>
      <text:p text:style-name="Standard"><text:s text:c="23"/>| Numeric_value_function</text:p>
      <text:p text:style-name="Standard"><text:s text:c="23"/>| String_value_function</text:p>
      <text:p text:style-name="Standard"><text:s text:c="23"/>;</text:p>
      <text:p text:style-name="Standard"><text:s text:c="23"/></text:p>
      <text:p text:style-name="Standard">/*******************************************************************************/</text:p>
      <text:p text:style-name="Standard">/**<text:tab/><text:tab/><text:tab/><text:tab/> <text:s text:c="9"/>NUMERIC VALUE FUNCTION <text:s text:c="30"/><text:tab/>**/</text:p>
      <text:p text:style-name="Standard">/*******************************************************************************/</text:p>
      <text:p text:style-name="Standard"/>
      <text:p text:style-name="Standard">Numeric_value_function : Extract_expression</text:p>
      <text:p text:style-name="Standard"><text:s text:c="5"/><text:tab/><text:tab/> <text:s text:c="6"/>;</text:p>
      <text:p text:style-name="Standard"><text:s text:c="5"/><text:tab/><text:tab/> <text:s text:c="6"/></text:p>
      <text:p text:style-name="Standard">Extract_expression : EXTRACT '(' Extract_field FROM Extract_source ')'</text:p>
      <text:p text:style-name="Standard"><text:tab/><text:tab/> <text:s text:c="2"/>;</text:p>
      <text:p text:style-name="Standard"/>
      <text:p text:style-name="Standard">Extract_field : Name</text:p>
      <text:p text:style-name="Standard"><text:tab/> <text:s text:c="5"/>;</text:p>
      <text:p text:style-name="Standard"/>
      <text:p text:style-name="Standard">Extract_source : Function_Scalar_exp</text:p>
      <text:p text:style-name="Standard"><text:s/><text:tab/> <text:s text:c="6"/>;</text:p>
      <text:p text:style-name="Standard"/>
      <text:p text:style-name="Standard">/*******************************************************************************/</text:p>
      <text:p text:style-name="Standard">/**<text:tab/><text:tab/><text:tab/><text:tab/> <text:s text:c="9"/>STRING VALUE FUNCTION <text:s text:c="29"/><text:tab/> <text:s text:c="12"/>**/</text:p>
      <text:p text:style-name="Standard">/*******************************************************************************/</text:p>
      <text:p text:style-name="Standard"/>
      <text:p text:style-name="Standard">String_value_function : Character_substring_function</text:p>
      <text:p text:style-name="Standard"><text:tab/><text:tab/> <text:s text:c="5"/>;</text:p>
      <text:p text:style-name="Standard"><text:tab/><text:tab/> <text:s text:c="5"/></text:p>
      <text:p text:style-name="Standard">Character_substring_function : SUBSTRING '(' Function_Scalar_exp FROM INTNUM ')'</text:p>
      <text:p text:style-name="Standard"><text:tab/><text:tab/><text:tab/> <text:s text:c="2"/>| SUBSTRING '(' Function_Scalar_exp FROM INTNUM FOR INTNUM ')'</text:p>
      <text:p text:style-name="Standard"><text:tab/><text:tab/><text:tab/> <text:s text:c="4"/>;</text:p>
      <text:p text:style-name="Standard"><text:s text:c="12"/></text:p>
      <text:p text:style-name="Standard">/*******************************************************************************/</text:p>
      <text:p text:style-name="Standard">/**<text:tab/><text:tab/><text:tab/><text:tab/> <text:s text:c="38"/><text:tab/><text:tab/><text:tab/> <text:s text:c="5"/><text:tab/><text:tab/><text:tab/> **/</text:p>
      <text:p text:style-name="Standard">/*******************************************************************************/</text:p>
      <text:p text:style-name="Standard"/>
      <text:p text:style-name="Standard">Distinct_literal : DISTINCT </text:p>
      <text:p text:style-name="Standard"><text:s text:c="17"/>; </text:p>
      <text:p text:style-name="Standard"><text:s text:c="17"/></text:p>
      <text:p text:style-name="Standard">Column_ref <text:s/>: Name</text:p>
      <text:p text:style-name="Standard"><text:s text:c="12"/>| Name '.' Wildcard</text:p>
      <text:p text:style-name="Standard"><text:s text:c="12"/>| Name '.' Name</text:p>
      <text:p text:style-name="Standard"><text:s text:c="12"/>; </text:p>
      <text:p text:style-name="Standard"/>
      <text:p text:style-name="Standard">All_literal : ALL</text:p>
      <text:p text:style-name="Standard"><text:s text:c="12"/>;</text:p>
      <text:p text:style-name="Standard"/>
      <text:p text:style-name="Standard">Into : INTO Target_list</text:p>
      <text:p text:style-name="Standard"><text:s text:c="5"/>;</text:p>
      <text:p text:style-name="Standard"/>
      <text:p text:style-name="Standard">Any_all_some : ANY</text:p>
      <text:p text:style-name="Standard"><text:tab/> <text:s text:c="4"/>| ALL</text:p>
      <text:p text:style-name="Standard"><text:tab/> <text:s text:c="4"/>| SOME</text:p>
      <text:p text:style-name="Standard"><text:tab/> <text:s text:c="4"/>;</text:p>
      <text:p text:style-name="Standard"/>
      <text:p text:style-name="Standard">Target_list : Target</text:p>
      <text:p text:style-name="Standard"><text:s text:c="12"/>| Target ',' Target_list</text:p>
      <text:p text:style-name="Standard"><text:s text:c="12"/>;</text:p>
      <text:p text:style-name="Standard"/>
      <text:p text:style-name="Standard">Target : Parameter_ref</text:p>
      <text:p text:style-name="Standard"><text:s text:c="7"/>;</text:p>
      <text:p text:style-name="Standard"/>
      <text:p text:style-name="Standard">/*******************************************************************************/</text:p>
      <text:p text:style-name="Standard">/** <text:s text:c="8"/><text:tab/><text:tab/><text:tab/> <text:s text:c="3"/>Case Expression Clause <text:s text:c="3"/><text:tab/><text:tab/> <text:s text:c="21"/><text:tab/><text:tab/><text:tab/> **/</text:p>
      <text:p text:style-name="Standard">/*******************************************************************************/</text:p>
      <text:p text:style-name="Standard"/>
      <text:p text:style-name="Standard">Case_expression : Case_abbreviation</text:p>
      <text:p text:style-name="Standard"><text:s text:c="16"/>| Case_specification</text:p>
      <text:p text:style-name="Standard"><text:tab/> <text:s text:c="7"/>;</text:p>
      <text:p text:style-name="Standard"><text:tab/> <text:s text:c="6"/></text:p>
      <text:p text:style-name="Standard">Case_abbreviation : Nullif '(' Value_expression ',' Value_expression ')'</text:p>
      <text:p text:style-name="Standard"><text:s text:c="18"/>| Coalesce '(' Coalesce_value_expression_list ')'</text:p>
      <text:p text:style-name="Standard"><text:s text:c="18"/>;</text:p>
      <text:p text:style-name="Standard"><text:s text:c="18"/></text:p>
      <text:p text:style-name="Standard">Nullif : NULLIF</text:p>
      <text:p text:style-name="Standard"><text:s text:c="7"/>;</text:p>
      <text:p text:style-name="Standard"/>
      <text:p text:style-name="Standard">Coalesce : COALESCE</text:p>
      <text:p text:style-name="Standard"><text:s text:c="9"/>;</text:p>
      <text:p text:style-name="Standard"/>
      <text:p text:style-name="Standard">Case : CASE</text:p>
      <text:p text:style-name="Standard"><text:s text:c="5"/>;<text:tab/></text:p>
      <text:p text:style-name="Standard"/>
      <text:p text:style-name="Standard">Coalesce_value_expression_list : Value_expression</text:p>
      <text:p text:style-name="Standard"><text:tab/> <text:s text:c="22"/>| Value_expression ',' Coalesce_value_expression_list</text:p>
      <text:p text:style-name="Standard"><text:tab/> <text:s text:c="12"/><text:tab/> <text:s text:c="6"/>;</text:p>
      <text:p text:style-name="Standard"/>
      <text:p text:style-name="Standard">Case_specification : Simple_case</text:p>
      <text:p text:style-name="Standard"><text:s text:c="2"/><text:tab/> <text:s text:c="10"/>| Searched_case</text:p>
      <text:p text:style-name="Standard"><text:s text:c="2"/><text:tab/> <text:s text:c="10"/>;</text:p>
      <text:p text:style-name="Standard"/>
      <text:p text:style-name="Standard">Simple_case : Case <text:s/>Value_expression Simple_when_clause_list END</text:p>
      <text:p text:style-name="Standard"><text:s/><text:tab/> <text:s text:c="3"/>| Case <text:s/>Value_expression Simple_when_clause_list Else_clause END</text:p>
      <text:p text:style-name="Standard"><text:s/><text:tab/> <text:s text:c="3"/>;</text:p>
      <text:p text:style-name="Standard"/>
      <text:p text:style-name="Standard">Simple_when_clause_list : Simple_when_clause</text:p>
      <text:p text:style-name="Standard"><text:tab/><text:tab/><text:tab/>| Simple_when_clause Simple_when_clause_list</text:p>
      <text:p text:style-name="Standard"><text:tab/><text:tab/><text:tab/>;</text:p>
      <text:p text:style-name="Standard"/>
      <text:p text:style-name="Standard">Simple_when_clause : WHEN Value_expression THEN Value_expression</text:p>
      <text:p text:style-name="Standard"><text:tab/><text:tab/> <text:s text:c="2"/>;</text:p>
      <text:p text:style-name="Standard"><text:tab/><text:tab/> <text:s text:c="2"/></text:p>
      <text:p text:style-name="Standard">Else_clause : ELSE Value_expression</text:p>
      <text:p text:style-name="Standard"><text:s text:c="12"/>;</text:p>
      <text:p text:style-name="Standard"/>
      <text:p text:style-name="Standard">Searched_case : Case Searched_when_clause_list END</text:p>
      <text:p text:style-name="Standard"><text:tab/> <text:s text:c="5"/>| Case Searched_when_clause_list Else_clause END</text:p>
      <text:p text:style-name="Standard"><text:tab/> <text:s text:c="5"/>;</text:p>
      <text:p text:style-name="Standard"/>
      <text:p text:style-name="Standard">Searched_when_clause_list : Searched_when_clause</text:p>
      <text:p text:style-name="Standard"><text:tab/><text:tab/><text:tab/> <text:s/>| Searched_when_clause Searched_when_clause_list</text:p>
      <text:p text:style-name="Standard"><text:tab/><text:tab/> <text:s text:c="3"/><text:tab/> <text:s/>;</text:p>
      <text:p text:style-name="Standard"><text:tab/><text:tab/> <text:s text:c="3"/><text:tab/> <text:s/></text:p>
      <text:p text:style-name="Standard">Searched_when_clause : WHEN Scalar_condition THEN Value_expression</text:p>
      <text:p text:style-name="Standard"><text:tab/><text:tab/> <text:s text:c="4"/>;</text:p>
      <text:p text:style-name="Standard"/>
      <text:p text:style-name="Standard">Value_expression : Scalar_condition</text:p>
      <text:p text:style-name="Standard"><text:tab/><text:tab/> ;</text:p>
      <text:p text:style-name="Standard"/>
      <text:p text:style-name="Standard"/>
      <text:p text:style-name="Standard">/*******************************************************************************/</text:p>
      <text:p text:style-name="Standard">/** <text:s text:c="8"/><text:tab/><text:tab/><text:tab/> <text:s text:c="3"/>Table Expression Clause <text:s text:c="3"/><text:tab/><text:tab/> <text:s text:c="22"/><text:tab/><text:tab/> **/</text:p>
      <text:p text:style-name="Standard">/*******************************************************************************/</text:p>
      <text:p text:style-name="Standard"/>
      <text:p text:style-name="Standard">Table_exp : From_clause Opt_where_group_having_order</text:p>
      <text:p text:style-name="Standard"><text:s text:c="10"/>| From_clause</text:p>
      <text:p text:style-name="Standard"><text:s text:c="10"/>;</text:p>
      <text:p text:style-name="Standard"/>
      <text:p text:style-name="Standard">Opt_where_group_having_order : Where_clause Opt_group_having_order</text:p>
      <text:p text:style-name="Standard"><text:s text:c="29"/>| Where_clause</text:p>
      <text:p text:style-name="Standard"><text:s text:c="29"/>| Opt_group_having_order</text:p>
      <text:p text:style-name="Standard"><text:s text:c="29"/>;</text:p>
      <text:p text:style-name="Standard"/>
      <text:p text:style-name="Standard">Opt_group_having_order : Group_by_clause Opt_having_order</text:p>
      <text:p text:style-name="Standard"><text:s text:c="23"/>| Group_by_clause</text:p>
      <text:p text:style-name="Standard"><text:s text:c="23"/>| Opt_having_order</text:p>
      <text:p text:style-name="Standard"><text:s text:c="23"/>; <text:s text:c="2"/></text:p>
      <text:p text:style-name="Standard"/>
      <text:p text:style-name="Standard">Opt_having_order : Having_clause Order_by_clause_limit</text:p>
      <text:p text:style-name="Standard"><text:s text:c="17"/>| Having_clause</text:p>
      <text:p text:style-name="Standard"><text:s text:c="17"/>| Order_by_clause_limit</text:p>
      <text:p text:style-name="Standard"><text:s text:c="17"/>;</text:p>
      <text:p text:style-name="Standard"/>
      <text:p text:style-name="Standard">Order_by_clause_limit : Order_by_clause Limit_clause</text:p>
      <text:p text:style-name="Standard"><text:tab/><text:tab/> <text:s text:c="5"/>| Order_by_clause</text:p>
      <text:p text:style-name="Standard"><text:tab/><text:tab/> <text:s text:c="5"/>| Limit_clause</text:p>
      <text:p text:style-name="Standard"><text:tab/><text:tab/> <text:s text:c="5"/>;</text:p>
      <text:p text:style-name="Standard"/>
      <text:p text:style-name="Standard">Limit_clause : LIMIT Intnum</text:p>
      <text:p text:style-name="Standard"><text:tab/> <text:s text:c="4"/>; <text:s text:c="16"/></text:p>
      <text:p text:style-name="Standard"><text:s text:c="17"/></text:p>
      <text:p text:style-name="Standard">/*******************************************************************************/</text:p>
      <text:p text:style-name="Standard">/**<text:tab/><text:tab/><text:tab/><text:tab/><text:tab/>Group by Clause <text:s text:c="3"/><text:tab/><text:tab/> <text:s text:c="21"/><text:tab/><text:tab/><text:tab/> **/</text:p>
      <text:p text:style-name="Standard">/*******************************************************************************/</text:p>
      <text:p text:style-name="Standard"/>
      <text:p text:style-name="Standard"><text:s text:c="17"/></text:p>
      <text:p text:style-name="Standard"/>
      <text:p text:style-name="Standard">Group_by_clause : GROUP BY Group_by_ref_list_Ini</text:p>
      <text:p text:style-name="Standard"><text:s text:c="16"/>; <text:s text:c="15"/></text:p>
      <text:p text:style-name="Standard"/>
      <text:p text:style-name="Standard">Group_by_ref_list_Ini : Column_ref_list</text:p>
      <text:p text:style-name="Standard"><text:tab/><text:tab/> <text:s text:c="2"/>;</text:p>
      <text:p text:style-name="Standard"><text:tab/><text:tab/> <text:s text:c="2"/></text:p>
      <text:p text:style-name="Standard">Column_ref_list : Column_ref_pre</text:p>
      <text:p text:style-name="Standard"><text:s text:c="16"/>| Column_ref_pre ',' Column_ref_list</text:p>
      <text:p text:style-name="Standard"><text:s text:c="16"/>; </text:p>
      <text:p text:style-name="Standard"><text:s text:c="16"/></text:p>
      <text:p text:style-name="Standard">Column_ref_pre : Group_by_Scalar_exp</text:p>
      <text:p text:style-name="Standard"><text:s text:c="15"/>; <text:s text:c="14"/></text:p>
      <text:p text:style-name="Standard"/>
      <text:p text:style-name="Standard">Group_by_Scalar_exp : Group_by_Scalar_term</text:p>
      <text:p text:style-name="Standard"><text:s text:c="20"/>| Group_by_Scalar_term '+' Group_by_Scalar_exp</text:p>
      <text:p text:style-name="Standard"><text:tab/><text:tab/> <text:s text:c="3"/>| Group_by_Scalar_term '-' Group_by_Scalar_exp</text:p>
      <text:p text:style-name="Standard"><text:s text:c="20"/>;</text:p>
      <text:p text:style-name="Standard"/>
      <text:p text:style-name="Standard">Group_by_Scalar_term : Group_by_concatenation_op</text:p>
      <text:p text:style-name="Standard"><text:s text:c="21"/>| Group_by_concatenation_op '*' Group_by_Scalar_term</text:p>
      <text:p text:style-name="Standard"><text:s text:c="21"/>| Group_by_concatenation_op '/' Group_by_Scalar_term</text:p>
      <text:p text:style-name="Standard"><text:s text:c="21"/>;</text:p>
      <text:p text:style-name="Standard"/>
      <text:p text:style-name="Standard">Group_by_concatenation_op : Group_by_Scalar_factor_unary_op </text:p>
      <text:p text:style-name="Standard"><text:tab/><text:tab/><text:tab/> <text:s/>| Group_by_Scalar_factor_unary_op VERTBAR Group_by_concatenation_op</text:p>
      <text:p text:style-name="Standard"><text:tab/><text:tab/><text:tab/> <text:s/>;</text:p>
      <text:p text:style-name="Standard"/>
      <text:p text:style-name="Standard">Group_by_Scalar_factor_unary_op : '+' Group_by_Scalar_factor</text:p>
      <text:p text:style-name="Standard"><text:s text:c="32"/>| '-' Group_by_Scalar_factor</text:p>
      <text:p text:style-name="Standard"><text:s text:c="32"/>| Group_by_Scalar_factor</text:p>
      <text:p text:style-name="Standard"><text:s text:c="32"/>;</text:p>
      <text:p text:style-name="Standard"/>
      <text:p text:style-name="Standard">Group_by_Scalar_factor : Column_ref</text:p>
      <text:p text:style-name="Standard"><text:s text:c="23"/>| '(' Group_by_Scalar_exp ')'</text:p>
      <text:p text:style-name="Standard"><text:s text:c="23"/>| Literal</text:p>
      <text:p text:style-name="Standard"><text:s text:c="23"/>; <text:s text:c="23"/></text:p>
      <text:p text:style-name="Standard"/>
      <text:p text:style-name="Standard">/*******************************************************************************/</text:p>
      <text:p text:style-name="Standard">/**<text:tab/><text:tab/><text:tab/><text:tab/><text:tab/>Order by Clause <text:s text:c="3"/><text:tab/><text:tab/> <text:s text:c="22"/><text:tab/><text:tab/><text:tab/> **/</text:p>
      <text:p text:style-name="Standard">/*******************************************************************************/</text:p>
      <text:p text:style-name="Standard"/>
      <text:p text:style-name="Standard"/>
      <text:p text:style-name="Standard">Order_by_clause : ORDER BY Ordering_spec_list</text:p>
      <text:p text:style-name="Standard"><text:tab/><text:tab/>;</text:p>
      <text:p text:style-name="Standard"><text:tab/><text:tab/></text:p>
      <text:p text:style-name="Standard">Ordering_spec_list : Ordering_spec</text:p>
      <text:p text:style-name="Standard"><text:s text:c="19"/>| Ordering_spec ',' Ordering_spec_list</text:p>
      <text:p text:style-name="Standard"><text:s text:c="19"/>;</text:p>
      <text:p text:style-name="Standard"><text:s text:c="19"/></text:p>
      <text:p text:style-name="Standard">Ordering_spec : Intnum</text:p>
      <text:p text:style-name="Standard"><text:s text:c="14"/>| Intnum Asc_desc</text:p>
      <text:p text:style-name="Standard"><text:s text:c="14"/>| Column_ref</text:p>
      <text:p text:style-name="Standard"><text:s text:c="14"/>| Column_ref Asc_desc</text:p>
      <text:p text:style-name="Standard"><text:s text:c="14"/>;</text:p>
      <text:p text:style-name="Standard"/>
      <text:p text:style-name="Standard">Asc_desc : ASC</text:p>
      <text:p text:style-name="Standard"><text:s text:c="9"/>| DESC</text:p>
      <text:p text:style-name="Standard"><text:s text:c="9"/>; </text:p>
      <text:p text:style-name="Standard"><text:tab/></text:p>
      <text:p text:style-name="Standard"/>
      <text:p text:style-name="Standard">/*******************************************************************************/</text:p>
      <text:p text:style-name="Standard">/**<text:tab/><text:tab/><text:tab/><text:tab/><text:tab/>From Clause <text:s text:c="3"/><text:tab/><text:tab/> <text:s text:c="48"/>**/ </text:p>
      <text:p text:style-name="Standard">/*******************************************************************************/</text:p>
      <text:p text:style-name="Standard"/>
      <text:p text:style-name="Standard"><text:tab/></text:p>
      <text:p text:style-name="Standard"><text:tab/></text:p>
      <text:p text:style-name="Standard">From_clause : FROM Table_ref_list</text:p>
      <text:p text:style-name="Standard"><text:s text:c="12"/>;</text:p>
      <text:p text:style-name="Standard"/>
      <text:p text:style-name="Standard">Table_ref_list : Table_ref</text:p>
      <text:p text:style-name="Standard"><text:s text:c="15"/>| Table_ref ',' Table_ref_list</text:p>
      <text:p text:style-name="Standard"><text:s text:c="15"/>;</text:p>
      <text:p text:style-name="Standard"/>
      <text:p text:style-name="Standard">Table_ref : Table</text:p>
      <text:p text:style-name="Standard"><text:s text:c="10"/>| '(' From_subquery ')' Name</text:p>
      <text:p text:style-name="Standard"><text:s text:c="10"/>| '(' From_subquery ')' AS Name</text:p>
      <text:p text:style-name="Standard"><text:s text:c="10"/>| '(' From_subquery ')' Name '(' Name_list ')'</text:p>
      <text:p text:style-name="Standard"><text:s text:c="10"/>| '(' From_subquery ')' AS Name '(' Name_list ')'</text:p>
      <text:p text:style-name="Standard"><text:s text:c="10"/>;</text:p>
      <text:p text:style-name="Standard"><text:s text:c="10"/></text:p>
      <text:p text:style-name="Standard">Table : Q_table </text:p>
      <text:p text:style-name="Standard"><text:s text:c="6"/>| Q_table Name </text:p>
      <text:p text:style-name="Standard"><text:s text:c="6"/>| Q_table AS Name</text:p>
      <text:p text:style-name="Standard"><text:s text:c="6"/>;</text:p>
      <text:p text:style-name="Standard"/>
      <text:p text:style-name="Standard">Q_table : Name</text:p>
      <text:p text:style-name="Standard"><text:s text:c="8"/>| Name '.' Name</text:p>
      <text:p text:style-name="Standard"><text:s text:c="8"/>| Name '.' Name '.' Name</text:p>
      <text:p text:style-name="Standard"><text:s text:c="8"/>;</text:p>
      <text:p text:style-name="Standard"/>
      <text:p text:style-name="Standard"/>
      <text:p text:style-name="Standard">From_subquery : SELECT Selection Select_tail</text:p>
      <text:p text:style-name="Standard"><text:s text:c="14"/>;</text:p>
      <text:p text:style-name="Standard"><text:s text:c="10"/></text:p>
      <text:p text:style-name="Standard">Name_list : Name</text:p>
      <text:p text:style-name="Standard"><text:tab/> <text:s/>| Name ',' Name_list</text:p>
      <text:p text:style-name="Standard"><text:tab/> <text:s/>;</text:p>
      <text:p text:style-name="Standard"/>
      <text:p text:style-name="Standard">Name_ini : Name</text:p>
      <text:p text:style-name="Standard"><text:tab/> ;</text:p>
      <text:p text:style-name="Standard"/>
      <text:p text:style-name="Standard">/*******************************************************************************/</text:p>
      <text:p text:style-name="Standard">/**<text:tab/><text:tab/><text:tab/><text:tab/><text:tab/> Where Clause <text:s text:c="3"/><text:tab/><text:tab/> <text:s text:c="23"/><text:tab/> <text:s text:c="12"/>**/</text:p>
      <text:p text:style-name="Standard">/*******************************************************************************/</text:p>
      <text:p text:style-name="Standard"/>
      <text:p text:style-name="Standard"/>
      <text:p text:style-name="Standard">Where_clause :WHERE Scalar_condition</text:p>
      <text:p text:style-name="Standard"><text:s text:c="13"/>;</text:p>
      <text:p text:style-name="Standard"/>
      <text:p text:style-name="Standard"/>
      <text:p text:style-name="Standard">/*******************************************************************************/</text:p>
      <text:p text:style-name="Standard">/**<text:tab/><text:tab/><text:tab/><text:tab/> <text:s text:c="9"/>EXISTS SUBQUERY <text:s text:c="2"/><text:tab/> <text:s text:c="48"/>**/</text:p>
      <text:p text:style-name="Standard">/*******************************************************************************/</text:p>
      <text:p text:style-name="Standard"><text:s text:c="11"/></text:p>
      <text:p text:style-name="Standard">Existence_test : EXISTS '(' Subquery ')'</text:p>
      <text:p text:style-name="Standard"><text:s text:c="15"/>;</text:p>
      <text:p text:style-name="Standard"/>
      <text:p text:style-name="Standard"/>
      <text:p text:style-name="Standard">/*******************************************************************************/</text:p>
      <text:p text:style-name="Standard">/**<text:tab/><text:tab/><text:tab/><text:tab/><text:tab/>Having Clause <text:s text:c="3"/><text:tab/><text:tab/> <text:s text:c="22"/><text:tab/><text:tab/><text:tab/> **/</text:p>
      <text:p text:style-name="Standard">/*******************************************************************************/</text:p>
      <text:p text:style-name="Standard"><text:s text:c="23"/></text:p>
      <text:p text:style-name="Standard"/>
      <text:p text:style-name="Standard">Having_clause : HAVING Scalar_condition</text:p>
      <text:p text:style-name="Standard"><text:s text:c="14"/>;</text:p>
      <text:p text:style-name="Standard"><text:s text:c="14"/></text:p>
      <text:p text:style-name="Standard"><text:s text:c="14"/></text:p>
      <text:p text:style-name="Standard">/*******************************************************************************/</text:p>
      <text:p text:style-name="Standard">/**<text:tab/><text:tab/><text:tab/><text:tab/><text:tab/> <text:s text:c="4"/>SUBQUERY <text:s text:c="3"/><text:tab/><text:tab/> <text:s text:c="21"/><text:tab/><text:tab/><text:tab/> **/</text:p>
      <text:p text:style-name="Standard">/*******************************************************************************/</text:p>
      <text:p text:style-name="Standard"/>
      <text:p text:style-name="Standard">Subquery : SELECT Selection Select_ta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5-11-22T14:23:01</meta:creation-date>
    <dc:date>2005-11-22T14:28:48</dc:date>
    <dc:language>pt-BR</dc:language>
    <meta:editing-cycles>2</meta:editing-cycles>
    <meta:editing-duration>PT5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439" meta:word-count="1087" meta:character-count="14985"/>
  </office:meta>
</office:document-meta>
</file>